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EBDA58660506C9A.png" manifest:media-type="image/png"/>
  <manifest:file-entry manifest:full-path="Pictures/100000000000078000000438DDFE029027877243.png" manifest:media-type="image/png"/>
  <manifest:file-entry manifest:full-path="Pictures/1000000000000780000004387468B6EB5DAD10B6.png" manifest:media-type="image/png"/>
  <manifest:file-entry manifest:full-path="Pictures/100000000000078000000438D9570BC695B28EA8.png" manifest:media-type="image/png"/>
  <manifest:file-entry manifest:full-path="Pictures/100000000000078000000438B71E2AACA23AFD66.png" manifest:media-type="image/png"/>
  <manifest:file-entry manifest:full-path="Pictures/100000000000078000000438777C7383A1133E6D.png" manifest:media-type="image/png"/>
  <manifest:file-entry manifest:full-path="Pictures/1000000000000780000004382B36368D3862C176.png" manifest:media-type="image/png"/>
  <manifest:file-entry manifest:full-path="Pictures/100000000000078000000438F5BBD7415AEF6B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D9570BC695B28EA8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62cm" draw:z-index="1"><draw:image xlink:href="Pictures/1000000000000780000004387468B6EB5DAD10B6.png" xlink:type="simple" xlink:show="embed" xlink:actuate="onLoad" loext:mime-type="image/png"/></draw:frame></text:p>
      <text:p text:style-name="Standard"><draw:frame draw:style-name="fr2" draw:name="Image3" text:anchor-type="paragraph" svg:width="17cm" svg:height="9.562cm" draw:z-index="2"><draw:image xlink:href="Pictures/100000000000078000000438777C7383A1133E6D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62cm" draw:z-index="3"><draw:image xlink:href="Pictures/1000000000000780000004382B36368D3862C176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9.562cm" draw:z-index="4"><draw:image xlink:href="Pictures/100000000000078000000438B71E2AACA23AFD66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paragraph" svg:width="17cm" svg:height="9.562cm" draw:z-index="5"><draw:image xlink:href="Pictures/100000000000078000000438F5BBD7415AEF6B41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cm" svg:height="9.562cm" draw:z-index="6"><draw:image xlink:href="Pictures/1000000000000780000004385EBDA58660506C9A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9.562cm" draw:z-index="7"><draw:image xlink:href="Pictures/100000000000078000000438DDFE0290278772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31:57.041348547</meta:creation-date>
    <dc:date>2019-10-15T14:35:01.847881889</dc:date>
    <meta:editing-duration>PT3M7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